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master-page-name="Standard">
      <style:paragraph-properties fo:text-align="center" style:justify-single-word="false" style:page-number="auto"/>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Dynamic Document Clustering in distributed Environment</text:span></text:p>
      <text:p text:style-name="Standard"/>
      <text:p text:style-name="Standard"/>
      <text:p text:style-name="Standard"><text:span text:style-name="T2">Project Synopsis :</text:span></text:p>
      <text:p text:style-name="P1"><text:span text:style-name="T2"><text:s text:c="7"/></text:span>Documents in the data set are partitioned across multiple systems. These data sets are clustered in each system. The clusters interact with the other peers to produce higher level of clusters, which in turn communicate with peers to provide a global solution. Distributed Hash tables in k means algorithm ensures tracking of data to the peers and helps in updating the clusters when any of the peers leave the system or added to the system as the keys in the hash table will be used to add or delete the clusters belonging to a <text:s/>specific node. <text:s/></text:p>
      <text:p text:style-name="P1"/>
      <text:p text:style-name="P1"><text:span text:style-name="T2">Objectives Covered :</text:span></text:p>
      <text:p text:style-name="P2"/>
      <text:p text:style-name="P1"><text:span text:style-name="T2"><text:s text:c="13"/></text:span>The documents in the data set folder Part1 are partitioned based on the field value. This field value specifies the category in which the awards are given as per the data sets chosen. These field values are retrieved from the data set and the documents are moved to separate folders based on the field in which they belong. <text:s/>This provides the basic clustering which would communicate in a distributed environment to form more clusters. </text:p>
      <text:p text:style-name="P1"/>
      <text:p text:style-name="P1"><text:span text:style-name="T2">Ongoing Process :</text:span></text:p>
      <text:p text:style-name="P1"><text:s text:c="6"/></text:p>
      <text:p text:style-name="P1"><text:s text:c="13"/>Setting up a distributed environment in emulab. </text:p>
      <text:p text:style-name="P1"/>
      <text:p text:style-name="P1"><text:span text:style-name="T2">Future Process :</text:span></text:p>
      <text:p text:style-name="P2"/>
      <text:p text:style-name="P1"><text:s text:c="12"/>Once the environment is set<text:span text:style-name="T2"> </text:span>up, Distributed hash tables should be implemented and dynamic addition and deletion of nodes and hence the removal of clusters had to be implemented. We are looking for various distributed hash tables to implement like Cassandra etc..</text:p>
      <text:p text:style-name="P1"/>
      <text:p text:style-name="P1">The project details and data sets folder are :</text:p>
      <text:p text:style-name="P1"/>
      <text:p text:style-name="P1"><text:bookmark text:name="_GoBack"/></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Arial Unicode MS"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epeeca Soundarrajan</meta:initial-creator>
    <dc:creator>Deepti Deshpande</dc:creator>
    <meta:editing-cycles>2</meta:editing-cycles>
    <meta:creation-date>2013-10-22T18:07:00</meta:creation-date>
    <dc:date>2013-10-22T15:19:43</dc:date>
    <meta:editing-duration>PT13S</meta:editing-duration>
    <meta:generator>OpenOffice/4.0.0$Unix OpenOffice.org_project/400m3$Build-9702</meta:generator>
    <meta:document-statistic meta:table-count="0" meta:image-count="0" meta:object-count="0" meta:page-count="1" meta:paragraph-count="11" meta:word-count="246" meta:character-count="1513"/>
    <meta:user-defined meta:name="AppVersion">14.0000</meta:user-defined>
    <meta:user-defined meta:name="Company">U of 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